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3.51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2.799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4.267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4.97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4.268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7.94cm" svg:height="13.76cm" svg:x="0cm" svg:y="1.556cm">
          <draw:text-box>
            <text:p>Upon login: </text:p>
            <text:p><text:tab/><text:tab/><text:span text:style-name="T1">0. Delete old timers </text:span></text:p>
            <text:p><text:tab/><text:tab/>1. Refresh all data from server</text:p>
            <text:p><text:tab/><text:tab/>2. Create new timers + setTimeout(15 mins; updateFunction() )</text:p>
            <text:p/>
            <text:p text:style-name="P1">Upon action, e.g. placeBuilding(): <text:tab/></text:p>
            <text:p text:style-name="P1"><text:tab/><text:tab/>0. Set start &amp; end time in Database Table</text:p>
            <text:p text:style-name="P1"><text:tab/><text:tab/>1. Create a local timer</text:p>
            <text:p><text:tab/><text:tab/>(2. Update Local ResourceFunction)</text:p>
            <text:p><text:line-break/>While logged in (We have the same data as the server now!)<text:line-break/><text:tab/>- evaluate timers</text:p>
            <text:p><text:tab/>- if timer.done(); refresh <text:tab/><text:tab/>REMEMBER: There’s a copy of all actions in the database</text:p>
            <text:p><text:tab/><text:line-break/>Every 15min: Reavulate with server (Important for attacks)</text:p>
            <text:p/>
            <text:p><text:line-break/><text:line-break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2" draw:layer="layout" svg:width="27.94cm" svg:height="13.049cm" svg:x="0cm" svg:y="1.556cm">
          <draw:text-box>
            <text:p>Upon login: </text:p>
            <text:p><text:span text:style-name="T2"><text:tab/></text:span><text:span text:style-name="T2"><text:tab/></text:span><text:span text:style-name="T2">0. </text:span>Evaluate resource amount </text:p>
            <text:p><text:tab/><text:tab/>1. create local Resource Function</text:p>
            <text:p/>
            <text:p text:style-name="P1">Upon action, e.g. getResources(): <text:tab/></text:p>
            <text:p text:style-name="P1"><text:tab/><text:tab/>0. Evaluate resource amount</text:p>
            <text:p><text:tab/><text:tab/>1. Update local Resource Function<text:line-break/><text:line-break/>While logged in (We have the same data as the server now!)<text:line-break/><text:tab/>- Update local resourceFunction</text:p>
            <text:p><text:tab/><text:line-break/>Every 15min: Reavulate with server (Important for attacks)<text:line-break/><text:line-break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4" draw:layer="layout" svg:width="12.668cm" svg:height="4.517cm" svg:x="0.667cm" svg:y="1.833cm">
          <draw:text-box>
            <text:p>Timers = [ ]</text:p>
            <text:p/>
            <text:p>UpdateFunction {</text:p>
            <text:p><text:span text:style-name="T2">a = </text:span>setTimeout(15 mins; updateFunction() )<text:line-break/>timers.append(a)</text:p>
            <text:p>}</text:p>
          </draw:text-box>
        </draw:frame>
        <draw:frame draw:style-name="gr5" draw:text-style-name="P4" draw:layer="layout" svg:width="27.57cm" svg:height="3.095cm" svg:x="0.206cm" svg:y="10.875cm">
          <draw:text-box>
            <text:p><text:span text:style-name="T3"><text:a xlink:href="https://stackoverflow.com/questions/315078/how-do-you-handle-multiple-instances-of-settimeout" xlink:type="simple">https://stackoverflow.com/questions/315078/how-do-you-handle-multiple-instances-of-settimeout</text:a></text:span><text:span text:style-name="T3"><text:line-break/></text:span><text:span text:style-name="T3"><text:line-break/></text:span><text:span text:style-name="T3">https://www.reddit.com/r/node/comments/jweckw/if_socketio_is_quite_heavy_and_ws_is_preferred/</text:span></text:p>
          </draw:text-box>
        </draw:frame>
        <draw:frame draw:style-name="gr6" draw:text-style-name="P4" draw:layer="layout" svg:width="12.668cm" svg:height="5.228cm" svg:x="14.637cm" svg:y="1.27cm">
          <draw:text-box>
            <text:p>Timers = [ a ]</text:p>
            <text:p/>
            <text:p>PlaceBuilding() {<text:line-break/>&lt;code&gt;</text:p>
            <text:p><text:span text:style-name="T2">b = </text:span>setTimeout(duration, Object.update() )<text:line-break/>timers.append(b)</text:p>
            <text:p>}</text:p>
          </draw:text-box>
        </draw:frame>
        <draw:frame draw:style-name="gr7" draw:text-style-name="P4" draw:layer="layout" svg:width="12.668cm" svg:height="4.518cm" svg:x="4.477cm" svg:y="6.35cm">
          <draw:text-box>
            <text:p>Refresh/Login(){</text:p>
            <text:p>Timers.clear()</text:p>
            <text:p>UpdateFunction()</text:p>
            <text:p>}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8:30:21.298731805</meta:creation-date>
    <dc:date>2024-03-27T12:20:19.065107309</dc:date>
    <meta:editing-duration>PT16M19S</meta:editing-duration>
    <meta:editing-cycles>4</meta:editing-cycles>
    <meta:generator>LibreOffice/24.2.1.2$Linux_X86_64 LibreOffice_project/420$Build-2</meta:generator>
    <meta:document-statistic meta:object-count="33"/>
  </office:meta>
</office:document-meta>
</file>